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ventor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s_id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item_quantity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r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s_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09:41:22.832000000</meta:creation-date>
    <dc:date>2021-07-15T13:40:43.810000000</dc:date>
    <meta:editing-duration>PT2H59M</meta:editing-duration>
    <meta:editing-cycles>1</meta:editing-cycles>
    <meta:document-statistic meta:table-count="1" meta:cell-count="9" meta:object-count="0"/>
    <meta:generator>LibreOffice/7.1.4.2$Windows_X86_64 LibreOffice_project/a529a4fab45b75fefc5b6226684193eb000654f6</meta:generator>
  </office:meta>
</office:document-meta>
</file>